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3"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s" fo:country="ES" fo:font-style="normal" fo:font-weight="normal" officeooo:rsid="0038d81c" officeooo:paragraph-rsid="0036fe2c" style:font-weight-asian="normal" style:font-weight-complex="normal"/>
    </style:style>
    <style:style style:name="P5" style:family="paragraph" style:parent-style-name="Standard">
      <style:paragraph-properties fo:margin-left="0cm" fo:margin-right="0cm" fo:line-height="100%" fo:text-align="justify" style:justify-single-word="false" fo:text-indent="0cm" style:auto-text-indent="false"/>
      <style:text-properties fo:language="es" fo:country="ES" officeooo:paragraph-rsid="0036fe2c"/>
    </style:style>
    <style:style style:name="P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paragraph-rsid="002ac2e8" style:font-size-asian="12pt" style:font-weight-asian="bold" style:font-name-complex="Calibri Light" style:font-size-complex="16pt" style:font-weight-complex="bold"/>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5688bc" officeooo:paragraph-rsid="005688bc" style:font-size-asian="10pt" style:font-weight-asian="normal" style:font-name-complex="Calibri Light" style:font-size-complex="10pt" style:font-weight-complex="normal"/>
    </style:style>
    <style:style style:name="P9" style:family="paragraph" style:parent-style-name="Standard">
      <loext:graphic-properties draw:fill="none"/>
      <style:paragraph-properties fo:margin-left="0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b25c1" officeooo:paragraph-rsid="005b25c1" style:font-size-asian="10pt" style:font-size-complex="10pt"/>
    </style:style>
    <style:style style:name="P10"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P11" style:family="paragraph" style:parent-style-name="Standard">
      <style:text-properties fo:language="es" fo:country="ES" officeooo:paragraph-rsid="002b38ef"/>
    </style:style>
    <style:style style:name="P12" style:family="paragraph" style:parent-style-name="Footer">
      <style:paragraph-properties fo:text-align="end" style:justify-single-word="false"/>
      <style:text-properties style:font-name="Arial" fo:font-size="8pt" fo:language="es" fo:country="ES" officeooo:rsid="002b38ef" officeooo:paragraph-rsid="002b38ef" style:font-size-asian="8pt" style:font-size-complex="8pt"/>
    </style:style>
    <style:style style:name="P13" style:family="paragraph" style:parent-style-name="Header">
      <style:paragraph-properties fo:padding="0cm" fo:border="none"/>
      <style:text-properties fo:language="es" fo:country="ES"/>
    </style:style>
    <style:style style:name="P14" style:family="paragraph" style:parent-style-name="Footer">
      <style:paragraph-properties fo:padding="0cm" fo:border="none"/>
      <style:text-properties fo:language="es" fo:country="ES"/>
    </style:style>
    <style:style style:name="P15" style:family="paragraph" style:parent-style-name="Standard">
      <loext:graphic-properties draw:fill="none"/>
      <style:paragraph-properties fo:margin-left="0.7cm" fo:margin-right="0cm" fo:line-height="100%" fo:text-align="start" style:justify-single-word="false" fo:orphans="2" fo:widows="2" fo:text-indent="0cm" style:auto-text-indent="false" fo:background-color="transparent"/>
      <style:text-properties fo:language="es" fo:country="ES" officeooo:paragraph-rsid="005a4db3"/>
    </style:style>
    <style:style style:name="P16" style:family="paragraph" style:parent-style-name="Standard" style:master-page-name="">
      <loext:graphic-properties draw:fill="none"/>
      <style:paragraph-properties fo:margin-left="0.801cm" fo:margin-right="0cm" fo:margin-top="0cm" fo:margin-bottom="0.101cm" loext:contextual-spacing="false" fo:text-align="justify" style:justify-single-word="false" fo:orphans="2" fo:widows="2" fo:text-indent="0cm" style:auto-text-indent="false" style:page-number="auto" fo:background-color="transparent"/>
      <style:text-properties style:font-name="Arial" fo:font-size="10pt" fo:language="es" fo:country="ES" officeooo:rsid="005a4db3" officeooo:paragraph-rsid="005a4db3" style:font-size-asian="10pt" style:font-size-complex="10pt"/>
    </style:style>
    <style:style style:name="P1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246888" officeooo:paragraph-rsid="0052cf76" style:font-size-asian="10pt" style:font-size-complex="10pt"/>
    </style:style>
    <style:style style:name="P1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a4db3" officeooo:paragraph-rsid="005a4db3" style:font-size-asian="10pt" style:font-size-complex="10pt"/>
    </style:style>
    <style:style style:name="P19"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a4db3" officeooo:paragraph-rsid="005b25c1" style:font-size-asian="10pt" style:font-size-complex="10pt"/>
    </style:style>
    <style:style style:name="P20"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b25c1" officeooo:paragraph-rsid="005b25c1" style:font-size-asian="10pt" style:font-size-complex="10pt"/>
    </style:style>
    <style:style style:name="P21"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c0fb2" officeooo:paragraph-rsid="005c0fb2" style:font-size-asian="10pt" style:font-size-complex="10pt"/>
    </style:style>
    <style:style style:name="P2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fo:font-weight="bold" officeooo:rsid="005b25c1" officeooo:paragraph-rsid="005b25c1" style:font-size-asian="10pt" style:font-weight-asian="bold" style:font-size-complex="10pt" style:font-weight-complex="bold"/>
    </style:style>
    <style:style style:name="P2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fo:font-weight="bold" officeooo:rsid="005c0fb2" officeooo:paragraph-rsid="005c0fb2" style:font-size-asian="10pt" style:font-weight-asian="bold" style:font-size-complex="10pt" style:font-weight-complex="bold"/>
    </style:style>
    <style:style style:name="P2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paragraph-rsid="005a4db3"/>
    </style:style>
    <style:style style:name="P2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paragraph-rsid="005b25c1"/>
    </style:style>
    <style:style style:name="P2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paragraph-rsid="005c0fb2"/>
    </style:style>
    <style:style style:name="P2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rsid="005b25c1" officeooo:paragraph-rsid="005b25c1"/>
    </style:style>
    <style:style style:name="P2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s" fo:country="ES" officeooo:rsid="005b25c1" officeooo:paragraph-rsid="005b25c1" style:font-size-asian="10pt" style:font-size-complex="10pt"/>
    </style:style>
    <style:style style:name="P29"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s" fo:country="ES" officeooo:rsid="005b25c1" officeooo:paragraph-rsid="0060d79a" style:font-size-asian="10pt" style:font-size-complex="10pt"/>
    </style:style>
    <style:style style:name="P30"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b25c1" officeooo:paragraph-rsid="005b25c1" style:font-size-asian="10pt" style:font-size-complex="10pt"/>
    </style:style>
    <style:style style:name="P31"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b25c1" officeooo:paragraph-rsid="005c0fb2" style:font-size-asian="10pt" style:font-size-complex="10pt"/>
    </style:style>
    <style:style style:name="P3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language="es" fo:country="ES" officeooo:paragraph-rsid="005b25c1"/>
    </style:style>
    <style:style style:name="P33" style:family="paragraph" style:parent-style-name="Standard">
      <style:paragraph-properties fo:text-align="center" style:justify-single-word="false"/>
      <style:text-properties style:font-name="Arial" fo:language="es" fo:country="ES" officeooo:rsid="004b50cd" officeooo:paragraph-rsid="002b38ef"/>
    </style:style>
    <style:style style:name="P34"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5b25c1" officeooo:paragraph-rsid="005688bc" style:font-size-asian="13pt" style:font-style-asian="italic" style:font-weight-asian="normal" style:font-size-complex="13pt" style:font-style-complex="italic" style:font-weight-complex="normal" style:text-emphasize="none"/>
    </style:style>
    <style:style style:name="P35"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font-name="Arial" fo:font-size="10pt" fo:language="es" fo:country="ES" officeooo:rsid="005fdbcb" officeooo:paragraph-rsid="005fdbcb" style:font-size-asian="10pt" style:font-size-complex="10pt"/>
    </style:style>
    <style:style style:name="P3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b25c1" officeooo:paragraph-rsid="005b25c1" style:font-size-asian="10pt" style:font-size-complex="10pt"/>
    </style:style>
    <style:style style:name="P3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c0fb2" officeooo:paragraph-rsid="005c0fb2" style:font-size-asian="10pt" style:font-size-complex="10pt"/>
    </style:style>
    <style:style style:name="P38"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cad90" officeooo:paragraph-rsid="005cad90" style:font-size-asian="10pt" style:font-size-complex="10pt"/>
    </style:style>
    <style:style style:name="P39"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fo:language="es" fo:country="ES" officeooo:paragraph-rsid="005c0fb2"/>
    </style:style>
    <style:style style:name="P40"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font-name="Arial" fo:font-size="10pt" fo:language="es" fo:country="ES" officeooo:rsid="005a4db3" officeooo:paragraph-rsid="005c0fb2" style:font-size-asian="10pt" style:font-size-complex="10pt"/>
    </style:style>
    <style:style style:name="P41" style:family="paragraph" style:parent-style-name="List_20_Paragraph" style:list-style-name="WWNum3">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1d9c2b" style:font-size-asian="12pt" style:font-weight-asian="bold" style:font-name-complex="Calibri1" style:font-size-complex="16pt" style:font-weight-complex="bold"/>
    </style:style>
    <style:style style:name="P42"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0cfa44" officeooo:paragraph-rsid="001d9c2b" style:font-size-asian="12pt" style:font-weight-asian="bold" style:font-name-complex="Calibri1" style:font-size-complex="16pt" style:font-weight-complex="bold"/>
    </style:style>
    <style:style style:name="P4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4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2b42a" officeooo:paragraph-rsid="0062b42a" style:font-size-asian="10pt" style:font-weight-asian="normal" style:font-name-complex="Calibri Light" style:font-size-complex="10pt" style:font-weight-complex="normal"/>
    </style:style>
    <style:style style:name="P4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officeooo:rsid="0062b42a" officeooo:paragraph-rsid="0062b42a" style:font-size-asian="10pt" style:font-size-complex="10pt"/>
    </style:style>
    <style:style style:name="P46"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0cfa44" style:font-size-asian="18pt" style:font-weight-asian="bold" style:font-name-complex="Calibri1" style:font-size-complex="18pt" style:font-weight-complex="bold"/>
    </style:style>
    <style:style style:name="T3" style:family="text">
      <style:text-properties style:font-name="Arial" fo:font-size="18pt" fo:font-weight="bold" officeooo:rsid="00295373"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24pt" officeooo:rsid="00353354"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5688bc" style:font-size-asian="24pt" style:font-size-complex="24pt"/>
    </style:style>
    <style:style style:name="T8" style:family="text">
      <style:text-properties style:font-name="Arial" fo:font-size="24pt" officeooo:rsid="0058bf00" style:font-size-asian="24pt" style:font-size-complex="24pt"/>
    </style:style>
    <style:style style:name="T9" style:family="text">
      <style:text-properties style:font-name="Arial" fo:font-size="24pt" officeooo:rsid="0064638e" style:font-size-asian="24pt" style:font-size-complex="24pt"/>
    </style:style>
    <style:style style:name="T10" style:family="text">
      <style:text-properties style:font-name="Arial" fo:font-size="10pt" style:font-size-asian="10pt" style:font-size-complex="10pt"/>
    </style:style>
    <style:style style:name="T11" style:family="text">
      <style:text-properties style:font-name="Arial" fo:font-size="10pt" officeooo:rsid="005a4db3" style:font-size-asian="10pt" style:font-size-complex="10pt"/>
    </style:style>
    <style:style style:name="T12" style:family="text">
      <style:text-properties style:font-name="Arial" fo:font-size="10pt" officeooo:rsid="005c0fb2" style:font-size-asian="10pt" style:font-size-complex="10pt"/>
    </style:style>
    <style:style style:name="T13" style:family="text">
      <style:text-properties style:font-name="Arial" fo:font-size="10pt" officeooo:rsid="005b25c1" style:font-size-asian="10pt" style:font-size-complex="10pt"/>
    </style:style>
    <style:style style:name="T14" style:family="text">
      <style:text-properties style:font-name="Arial" fo:font-size="10pt" officeooo:rsid="0062b42a" style:font-size-asian="10pt" style:font-size-complex="10pt"/>
    </style:style>
    <style:style style:name="T15" style:family="text">
      <style:text-properties style:font-name="Arial" fo:font-size="10pt" fo:font-weight="normal" style:font-size-asian="10pt" style:font-weight-asian="normal" style:font-name-complex="Calibri Light" style:font-size-complex="10pt" style:font-weight-complex="normal"/>
    </style:style>
    <style:style style:name="T16" style:family="text">
      <style:text-properties style:font-name="Arial" fo:font-size="10pt" fo:font-weight="normal" officeooo:rsid="005a1478" style:font-size-asian="10pt" style:font-weight-asian="normal" style:font-name-complex="Calibri Light" style:font-size-complex="10pt" style:font-weight-complex="normal"/>
    </style:style>
    <style:style style:name="T17" style:family="text">
      <style:text-properties style:font-name="Arial" fo:font-size="10pt" fo:font-weight="bold" officeooo:rsid="005d974f" style:font-size-asian="10pt" style:font-weight-asian="bold" style:font-name-complex="Calibri1" style:font-size-complex="10pt" style:font-weight-complex="bold"/>
    </style:style>
    <style:style style:name="T18" style:family="text">
      <style:text-properties style:font-name="Arial" fo:font-size="10pt" fo:font-weight="bold" officeooo:rsid="005a4db3" style:font-size-asian="10pt" style:font-weight-asian="bold" style:font-name-complex="Calibri1" style:font-size-complex="10pt" style:font-weight-complex="bold"/>
    </style:style>
    <style:style style:name="T19" style:family="text">
      <style:text-properties style:font-name="Arial" fo:font-size="10pt" fo:font-weight="bold" officeooo:rsid="005c0fb2" style:font-size-asian="10pt" style:font-weight-asian="bold" style:font-name-complex="Calibri1" style:font-size-complex="10pt" style:font-weight-complex="bold"/>
    </style:style>
    <style:style style:name="T20" style:family="text">
      <style:text-properties officeooo:rsid="005a1478"/>
    </style:style>
    <style:style style:name="T21" style:family="text">
      <style:text-properties officeooo:rsid="005688bc"/>
    </style:style>
    <style:style style:name="T22" style:family="text">
      <style:text-properties officeooo:rsid="005b25c1"/>
    </style:style>
    <style:style style:name="T23"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24"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52cf76" style:font-size-asian="10pt" style:font-style-asian="normal" style:font-weight-asian="normal" style:font-size-complex="10pt" style:font-weight-complex="normal" style:text-emphasize="none"/>
    </style:style>
    <style:style style:name="T25"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5a4db3" style:font-size-asian="10pt" style:font-style-asian="normal" style:font-weight-asian="normal" style:font-size-complex="10pt" style:font-weight-complex="normal" style:text-emphasize="none"/>
    </style:style>
    <style:style style:name="T26"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5cad90" style:font-size-asian="10pt" style:font-style-asian="normal" style:font-weight-asian="normal" style:font-size-complex="10pt" style:font-weight-complex="normal" style:text-emphasize="none"/>
    </style:style>
    <style:style style:name="T27"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62b42a" style:font-size-asian="10pt" style:font-style-asian="normal" style:font-weight-asian="normal" style:font-size-complex="10pt" style:font-weight-complex="normal" style:text-emphasize="none"/>
    </style:style>
    <style:style style:name="T28" style:family="text">
      <style:text-properties officeooo:rsid="005c0fb2"/>
    </style:style>
    <style:style style:name="T29" style:family="text">
      <style:text-properties style:use-window-font-color="true"/>
    </style:style>
    <style:style style:name="T30" style:family="text">
      <style:text-properties style:use-window-font-color="true" style:font-name="Arial" fo:font-size="10pt" officeooo:rsid="005c0fb2" style:font-size-asian="10pt" style:font-size-complex="10pt"/>
    </style:style>
    <style:style style:name="T31" style:family="text">
      <style:text-properties style:use-window-font-color="true" fo:font-weight="bold" style:font-weight-asian="bold" style:font-weight-complex="bold"/>
    </style:style>
    <style:style style:name="T32" style:family="text">
      <style:text-properties fo:color="#c9211e"/>
    </style:style>
    <style:style style:name="T33" style:family="text">
      <style:text-properties fo:color="#c9211e" fo:font-weight="bold" style:font-weight-asian="bold" style:font-weight-complex="bold"/>
    </style:style>
    <style:style style:name="T34" style:family="text">
      <style:text-properties fo:color="#c9211e" style:font-name="Arial" fo:font-size="10pt" fo:font-weight="bold" style:font-size-asian="10pt" style:font-weight-asian="bold" style:font-size-complex="10pt" style:font-weight-complex="bold"/>
    </style:style>
    <style:style style:name="T35" style:family="text">
      <style:text-properties fo:color="#c9211e" style:font-name="Arial" fo:font-size="10pt" fo:font-weight="bold" officeooo:rsid="005b25c1" style:font-size-asian="10pt" style:font-weight-asian="bold" style:font-size-complex="10pt" style:font-weight-complex="bold"/>
    </style:style>
    <style:style style:name="T36" style:family="text">
      <style:text-properties fo:color="#c9211e" style:text-underline-style="none" fo:font-weight="bold" style:font-weight-asian="bold" style:font-weight-complex="bold"/>
    </style:style>
    <style:style style:name="T37" style:family="text">
      <style:text-properties fo:color="#666666" style:font-name="Arial" fo:font-size="9pt" fo:font-style="italic" officeooo:rsid="005c0fb2" style:font-size-asian="9pt" style:font-style-asian="italic" style:font-size-complex="9pt" style:font-style-complex="italic"/>
    </style:style>
    <style:style style:name="T38" style:family="text">
      <style:text-properties fo:color="#666666" fo:font-size="9pt" fo:font-style="italic" officeooo:rsid="005c0fb2" style:font-size-asian="9pt" style:font-style-asian="italic" style:font-size-complex="9pt" style:font-style-complex="italic"/>
    </style:style>
    <style:style style:name="T39" style:family="text">
      <style:text-properties fo:font-weight="bold" style:font-weight-asian="bold" style:font-weight-complex="bold"/>
    </style:style>
    <style:style style:name="T40" style:family="text">
      <style:text-properties fo:font-weight="bold" officeooo:rsid="0062b42a" style:font-weight-asian="bold" style:font-weight-complex="bold"/>
    </style:style>
    <style:style style:name="T41" style:family="text">
      <style:text-properties officeooo:rsid="006463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45057107" text:style-name="WWNum3">
        <text:list-header>
          <text:p text:style-name="P42">OBJETIVOS</text:p>
          <text:p text:style-name="P41"/>
        </text:list-header>
      </text:list>
      <text:p text:style-name="P5"><text:span text:style-name="T23"><text:tab/></text:span><text:span text:style-name="T24">Creación, </text:span><text:span text:style-name="T26">modificación y borrado de </text:span><text:span text:style-name="T25">campos adicionales en un elemento concreto de sistema </text:span><text:span text:style-name="T27">o para <text:tab/>todos los elementos (cat_feature). Esto puede ser útil en caso que se quiera almacenar algún dato que <text:tab/>no está previsto en el modelo de datos estándar de Giswater. Aunque el sistema de campos adicionales <text:tab/>no añade directamente los campos en las tablas madre (node, arc, connec), por lo tanto no se pueden <text:tab/>consultar allí, si se podrán consultar en los formularios de QGIS y en las vistas ‘child’.</text:span></text:p>
      <text:p text:style-name="P4"/>
      <text:p text:style-name="P4"/>
      <text:p text:style-name="P3">DESCRIPCIÓN</text:p>
      <text:p text:style-name="P3"/>
      <text:p text:style-name="P15"><text:span text:style-name="T17">En primer lugar, comentar que hace falta ser administrador para este proceso, puesto que serán m</text:span><text:span text:style-name="T18">odificadas de forma automática aquellas vistas a las que se añad</text:span><text:span text:style-name="T19">e</text:span><text:span text:style-name="T18"> / </text:span><text:span text:style-name="T19">updatea o borra</text:span><text:span text:style-name="T18"> un campo adicional</text:span><text:span text:style-name="T17">.</text:span></text:p>
      <text:p text:style-name="P3"/>
      <text:p text:style-name="P16">Para este proceso son necesarios dos pasos:</text:p>
      <text:p text:style-name="P18">- <text:span text:style-name="T28">1:</text:span> <text:span text:style-name="T28">L</text:span>a creación del campo en la base de datos se explica en este protocolo.</text:p>
      <text:p text:style-name="P24"><text:span text:style-name="T11">- </text:span><text:span text:style-name="T12">2: L</text:span><text:span text:style-name="T11">a configuración de cómo va a ser mostrado en el dialogo está perfectamente detallado en el protocolo </text:span><text:span text:style-name="T14">P</text:span><text:span text:style-name="T11">09_config_form_fields</text:span></text:p>
      <text:p text:style-name="P17"/>
      <text:p text:style-name="P19">En este protocolo nos centramos en crear el campo, así <text:span text:style-name="T22">cómo en determinar la configuración básica del mismo. Dado que la información se almacena en dos tablas que son</text:span></text:p>
      <text:p text:style-name="P20"><text:tab/>sys_addfields</text:p>
      <text:p text:style-name="P19"><text:tab/><text:span text:style-name="T22">config_form_fields</text:span></text:p>
      <text:p text:style-name="P20">y dado que la vista del elemento al que se le añade un campo adicional sera recreada nuevamente, existe específicamente una función diseñada para que realice todas las labores de creación de campo adicional. La llamada a esta función es:</text:p>
      <text:p text:style-name="P20"/>
      <text:p text:style-name="P22">Para la creación de un campo adicional nuevo:</text:p>
      <text:p text:style-name="P20"/>
      <text:p text:style-name="P28">SELECT SCHEMA_NAME.gw_fct_admin_manage_addfields($${"client":{"lang":"ES"}, </text:p>
      <text:p text:style-name="P28"><text:tab/>"feature":{"catFeature":"PUMP"},</text:p>
      <text:p text:style-name="P28"><text:tab/>"data":{</text:p>
      <text:p text:style-name="P28"><text:tab/><text:tab/><text:tab/>"action":"CREATE", </text:p>
      <text:p text:style-name="P28"><text:tab/><text:tab/><text:tab/>"multi_create":"true",</text:p>
      <text:p text:style-name="P28"><text:tab/><text:tab/><text:tab/>"parameters":{</text:p>
      <text:p text:style-name="P28"><text:tab/><text:tab/><text:tab/><text:tab/>"columnname":"addfield_all",</text:p>
      <text:p text:style-name="P28"><text:tab/><text:tab/><text:tab/><text:tab/>"datatype":"string", </text:p>
      <text:p text:style-name="P28"><text:tab/><text:tab/><text:tab/><text:tab/>"widgettype":"text", </text:p>
      <text:p text:style-name="P28"><text:tab/><text:tab/><text:tab/><text:tab/>"label":"addfield_all",</text:p>
      <text:p text:style-name="P28"><text:tab/><text:tab/><text:tab/><text:tab/>"ismandatory":"False",</text:p>
      <text:p text:style-name="P29"><text:tab/><text:tab/><text:tab/><text:tab/>"fieldLength":"50",</text:p>
      <text:p text:style-name="P28"><text:tab/><text:tab/><text:tab/><text:tab/> "numDecimals" :null,</text:p>
      <text:p text:style-name="P28"><text:tab/><text:tab/><text:tab/><text:tab/> "active":"True", </text:p>
      <text:p text:style-name="P20"><text:span text:style-name="T32"><text:tab/><text:tab/><text:tab/><text:tab/> "iseditable":"True"}}}$$);</text:span></text:p>
      <text:p text:style-name="P20"><text:soft-page-break/>Donde: </text:p>
      <text:p text:style-name="P21">SCHEMA_NAME es el nombre del esquema</text:p>
      <text:p text:style-name="P20"><text:span text:style-name="T33">“catFeature”:</text:span> es el feature al que queremos añadir un campo nuevo</text:p>
      <text:p text:style-name="P25"><text:span text:style-name="T35">“action”:</text:span><text:span text:style-name="T13"> la acción que pretendemos desarrollar, que para el caso será CREATE</text:span></text:p>
      <text:p text:style-name="P27"><text:span text:style-name="T34">“multi_create”: </text:span><text:span text:style-name="T10">SUPER IMPORTANTE, permite la creación del campo adicional PARA TODAS LAS <text:tab/><text:tab/><text:tab/><text:tab/>FEATURES mismo tipo (nodos, arcos, connec o gully en función de la escogida)</text:span></text:p>
      <text:p text:style-name="P30"/>
      <text:p text:style-name="P30"><text:span text:style-name="T33">"columnname”:</text:span> el nombre del campo adicional. Totalmente prohibido caracteres especiales</text:p>
      <text:p text:style-name="P30"><text:span text:style-name="T36">"datatype": </text:span>el tipo de dato, <text:span text:style-name="T28">consultar en esta query los disponibles:</text:span></text:p>
      <text:p text:style-name="P31"><text:span text:style-name="T28"><text:tab/></text:span><text:span text:style-name="T38">(SELECT id FROM SCHEMA_NAME.config_typevalue WHERE typevalue = 'datatype_typevalue')</text:span></text:p>
      <text:p text:style-name="P31"><text:span text:style-name="T33">"widgettype":</text:span> <text:span text:style-name="T28">el tipo de widget a ser usado, consultar en esta query los disponibles:</text:span></text:p>
      <text:p text:style-name="P26"><text:span text:style-name="T30"><text:tab/></text:span><text:span text:style-name="T37">(SELECT id FROM SCHEMA_NAME.config_typevalue WHERE typevalue = 'widgettype_typevalue')</text:span></text:p>
      <text:p text:style-name="P30"><text:span text:style-name="T33">"label":</text:span>"addfield_all", <text:span text:style-name="T28">la etiqueta a mostrar al usuario en el dialogo.</text:span></text:p>
      <text:p text:style-name="P30"><text:span text:style-name="T33">"ismandatory"</text:span>: <text:span text:style-name="T28">si el campo es obligatorio para el usuario.</text:span></text:p>
      <text:p text:style-name="P30"><text:span text:style-name="T33">”fieldLength"</text:span>: <text:span text:style-name="T28">longitud del campo.</text:span></text:p>
      <text:p text:style-name="P9"><text:span text:style-name="T33"><text:tab/> "numDecimals"</text:span> :nu<text:span text:style-name="T28">mero de decimales.</text:span></text:p>
      <text:p text:style-name="P30"><text:span text:style-name="T33">"active"</text:span>: <text:span text:style-name="T28">si el campo está activo o lo queremos dejar para otro momento.</text:span></text:p>
      <text:p text:style-name="P30"><text:span text:style-name="T33">"iseditable":</text:span> <text:span text:style-name="T28">si el campo es editable para usuario.</text:span></text:p>
      <text:p text:style-name="P32"/>
      <text:p text:style-name="P38"><text:tab/>PISTA: Cuidado con la sintaxis de las peticiones JSON. Es muy fácil equivocarse. Recomendamos ser <text:tab/>muy cuidadosos en este punto.</text:p>
      <text:p text:style-name="P35"><text:span text:style-name="T29"><text:tab/>Si el campo creado tiene dominios de valores, podemos consultar el protocolo </text:span><text:span text:style-name="T31">E20_typevalue_tables</text:span><text:span text:style-name="T29">, <text:tab/>para como generar estos dominios de valores y como generar llaves foráneas entre los mismos</text:span></text:p>
      <text:p text:style-name="P39"><text:span text:style-name="T13"><text:tab/>E</text:span><text:span text:style-name="T12">xisten más campos de configuración del elemento que están mucho mejor explicados en el protocolo </text:span></text:p>
      <text:p text:style-name="P40"><text:span text:style-name="T40"><text:tab/>P</text:span><text:span text:style-name="T39">09_config_form_fields</text:span>, así que si se quiere ampliar la información se puede consultar el mismo.</text:p>
      <text:p text:style-name="P20"/>
      <text:p text:style-name="P23">Si quisiéramos borrar un campo adicional, procederíamos de la siguiente manera:</text:p>
      <text:p text:style-name="P20"/>
      <text:p text:style-name="P28">SELECT <text:span text:style-name="T28">SCHEMA</text:span>.gw_fct_admin_manage_addfields($${</text:p>
      <text:p text:style-name="P28">"client":{"lang":"ES"}, </text:p>
      <text:p text:style-name="P28">"feature":{"catFeature":"PUMP"},</text:p>
      <text:p text:style-name="P20"><text:span text:style-name="T32">"data":{"action":"DELETE", "multi_create":"true", "parameters":{"columnname":"pump_test"}}}$$)</text:span></text:p>
      <text:p text:style-name="P21"/>
      <text:p text:style-name="P21">NOTA: <text:span text:style-name="T41">C</text:span>on este proceso las vistas <text:span text:style-name="T41">s</text:span>e actualizan. <text:span text:style-name="T41">S</text:span>i QGIS <text:span text:style-name="T41">tiene el proyecto</text:span> cargado, recomendamos salir y volver a entrar en QGIS para que los cambios surtan efecto y no causen conflicto alguno.</text:p>
      <text:p text:style-name="P21"/>
      <text:p text:style-name="P2">REVISIONES</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6">Acción</text:p>
          </table:table-cell>
          <table:table-cell table:style-name="Taula2.A1" office:value-type="string">
            <text:p text:style-name="P6">Usuario</text:p>
          </table:table-cell>
          <table:table-cell table:style-name="Taula2.A1" office:value-type="string">
            <text:p text:style-name="P6">Fecha</text:p>
          </table:table-cell>
        </table:table-row>
        <table:table-row table:style-name="Taula2.1">
          <table:table-cell table:style-name="Taula2.A1" office:value-type="string">
            <text:p text:style-name="P7">Creado</text:p>
          </table:table-cell>
          <table:table-cell table:style-name="Taula2.A1" office:value-type="string">
            <text:p text:style-name="P8">Xavi T.</text:p>
          </table:table-cell>
          <table:table-cell table:style-name="Taula2.A1" office:value-type="string">
            <text:p text:style-name="P43"><text:span text:style-name="T16">22</text:span><text:span text:style-name="T15">/</text:span><text:span text:style-name="T16">09</text:span><text:span text:style-name="T15">/20</text:span><text:span text:style-name="T16">20</text:span></text:p>
          </table:table-cell>
        </table:table-row>
        <table:table-row table:style-name="Taula2.1">
          <table:table-cell table:style-name="Taula2.A3" office:value-type="string">
            <text:p text:style-name="P44">Actualizado</text:p>
          </table:table-cell>
          <table:table-cell table:style-name="Taula2.A3" office:value-type="string">
            <text:p text:style-name="P44">Albert</text:p>
          </table:table-cell>
          <table:table-cell table:style-name="Taula2.A3" office:value-type="string">
            <text:p text:style-name="P45">03/01/202<text:span text:style-name="T41">2</text:span></text:p>
          </table:table-cell>
        </table:table-row>
      </table:table>
      <text:p text:style-name="P2"><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Taula1.B2" style:family="table-cell">
      <style:table-cell-properties fo:padding="0.097cm" fo:border="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5b25c1" officeooo:paragraph-rsid="005688bc" style:font-size-asian="13pt" style:font-style-asian="italic" style:font-weight-asian="normal" style:font-size-complex="13pt" style:font-style-complex="italic" style:font-weight-complex="normal" style:text-emphasize="none"/>
    </style:style>
    <style:style style:name="MP4" style:family="paragraph" style:parent-style-name="Standard">
      <style:paragraph-properties fo:text-align="center" style:justify-single-word="false"/>
      <style:text-properties style:font-name="Arial" fo:language="es" fo:country="ES" officeooo:rsid="004b50cd" officeooo:paragraph-rsid="002b38ef"/>
    </style:style>
    <style:style style:name="MP5" style:family="paragraph" style:parent-style-name="Standard">
      <style:text-properties fo:language="es" fo:country="ES" officeooo:paragraph-rsid="002b38ef"/>
    </style:style>
    <style:style style:name="MP6" style:family="paragraph" style:parent-style-name="Footer">
      <style:paragraph-properties fo:text-align="end" style:justify-single-word="false"/>
      <style:text-properties style:font-name="Arial" fo:font-size="8pt" fo:language="es" fo:country="ES"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Header">
      <style:paragraph-properties fo:padding="0cm" fo:border="none"/>
      <style:text-properties fo:language="es" fo:country="ES"/>
    </style:style>
    <style:style style:name="MP9" style:family="paragraph" style:parent-style-name="Footer">
      <style:paragraph-properties fo:padding="0cm" fo:border="none"/>
      <style:text-properties fo:language="es" fo:country="ES"/>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0cfa44" style:font-size-asian="18pt" style:font-weight-asian="bold" style:font-name-complex="Calibri1" style:font-size-complex="18pt" style:font-weight-complex="bold"/>
    </style:style>
    <style:style style:name="MT3" style:family="text">
      <style:text-properties style:font-name="Arial" fo:font-size="18pt" fo:font-weight="bold" officeooo:rsid="00295373" style:font-size-asian="18pt" style:font-weight-asian="bold" style:font-name-complex="Calibri1" style:font-size-complex="18pt" style:font-weight-complex="bold"/>
    </style:style>
    <style:style style:name="MT4" style:family="text">
      <style:text-properties style:font-name="Arial" fo:font-weight="bold" officeooo:rsid="00295373" style:font-weight-asian="bold" style:font-name-complex="Calibri1" style:font-weight-complex="bold"/>
    </style:style>
    <style:style style:name="MT5" style:family="text">
      <style:text-properties style:font-name="Arial" fo:font-size="24pt" officeooo:rsid="0064638e"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5688bc" style:font-size-asian="24pt" style:font-size-complex="24pt"/>
    </style:style>
    <style:style style:name="MT8" style:family="text">
      <style:text-properties style:font-name="Arial" fo:font-size="24pt" officeooo:rsid="0058bf00" style:font-size-asian="24pt" style:font-size-complex="2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2"><draw:image xlink:href="Pictures/1000020100000427000000CF9C4C1816B46A8849.png" xlink:type="simple" xlink:show="embed" xlink:actuate="onLoad" loext:mime-type="image/png"/></draw:frame><text:span text:style-name="MT1">DOCUMENTO </text:span><text:span text:style-name="MT2">P</text:span><text:span text:style-name="MT3">ROTOCOLO</text:span><text:span text:style-name="MT4"> </text:span></text:p>
            </table:table-cell>
            <table:table-cell table:style-name="Taula1.B1" table:number-rows-spanned="2" office:value-type="string">
              <text:p text:style-name="MP2"><text:span text:style-name="MT5">P</text:span><text:span text:style-name="MT6">-</text:span><text:span text:style-name="MT7">4</text:span><text:span text:style-name="MT8">7</text:span></text:p>
            </table:table-cell>
          </table:table-row>
          <table:table-row table:style-name="Taula1.2">
            <table:table-cell table:style-name="Taula1.A2" office:value-type="string">
              <text:list xml:id="list1075812014" text:style-name="ML1">
                <text:list-header>
                  <text:p text:style-name="MP3">Gestión de campos adicionales</text:p>
                </text:list-header>
              </text:list>
            </table:table-cell>
            <table:covered-table-cell/>
          </table:table-row>
        </table:table>
        <text:p text:style-name="MP5"/>
      </style:header>
      <style:footer>
        <text:p text:style-name="MP6"><draw:line text:anchor-type="paragraph" draw:z-index="1" draw:name="Forma1" draw:style-name="Mgr1" draw:text-style-name="MP7" svg:x1="0.115cm" svg:y1="0.115cm" svg:x2="16.951cm" svg:y2="0.18cm"><text:p/></draw:line></text:p>
        <text:p text:style-name="MP6">Hoja <text:page-number text:select-page="current">1</text:page-number>/<text:page-count>2</text:page-count></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01-03T12:59:40.449000000</dc:date>
    <meta:editing-duration>PT2H42M42S</meta:editing-duration>
    <meta:editing-cycles>45</meta:editing-cycles>
    <meta:generator>LibreOffice/6.0.5.2$Windows_X86_64 LibreOffice_project/54c8cbb85f300ac59db32fe8a675ff7683cd5a16</meta:generator>
    <meta:document-statistic meta:table-count="2" meta:image-count="1" meta:object-count="0" meta:page-count="2" meta:paragraph-count="68" meta:word-count="561" meta:character-count="4078" meta:non-whitespace-character-count="3506"/>
  </office:meta>
</office:document-meta>
</file>